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606) rotate (-2.15652882376419) translate (7.00970697154201cm 4.0041954926457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598) rotate (-2.1556561591382) translate (7.094457318594cm 6.7854624998279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1.273cm" svg:height="1.819cm" draw:transform="skewX (0.000698131700797777) rotate (2.75517675719825) translate (6.225241320396cm 3.03116388618716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96344114005299cm 2.31932043051866cm)" svg:viewBox="0 0 1433 1786" svg:d="M0 266c-3 173 241 1028 677 1467 204 183 908-155 726-357-417-464-520-1169-526-1321s-874 39-877 211z">
          <text:p/>
        </draw:path>
        <draw:path draw:style-name="gr2" draw:text-style-name="P1" draw:layer="layout" svg:width="0.903cm" svg:height="0.661cm" draw:transform="rotate (-2.15757602131539) translate (5.971991107104cm 2.240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4.59703264294199cm 1.63659835396418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56) rotate (-2.15705242253979) translate (7.03803264294199cm 1.40859835396418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7:54.559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